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T1" style:family="text">
      <style:text-properties fo:font-variant="normal" fo:text-transform="none" fo:color="#333333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init</text:p>
      <text:p text:style-name="Standard"/>
      <text:p text:style-name="Standard">git add filename</text:p>
      <text:p text:style-name="Standard"/>
      <text:p text:style-name="Standard">git commit -m ''</text:p>
      <text:p text:style-name="P1"><text:span text:style-name="T1">git remote add origin https://github.com/gdg6/diplom.git</text:span></text:p>
      <text:p text:style-name="Standard">git push -u origin master</text:p>
      <text:p text:style-name="Standard"/>
      <text:p text:style-name="Standard">git clone <text:span text:style-name="T1">origin </text:span><text:a xlink:type="simple" xlink:href="https://github.com/gdg6/diplom.git">https://github.com/gdg6/diplom.git</text:a><text:span text:style-name="T1"> <text:s/>- забрать все</text:span></text:p>
      <text:p text:style-name="Standard">git pull <text:span text:style-name="T1">origin </text:span><text:a xlink:type="simple" xlink:href="https://github.com/gdg6/diplom.git">https://github.com/gdg6/diplom.git</text:a><text:span text:style-name="T1"> <text:s/>- забрать изменени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Menlo, Courier, 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8:42:38</meta:creation-date>
    <dc:date>2014-11-11T18:45:56</dc:date>
    <meta:editing-duration>PT3M18S</meta:editing-duration>
    <meta:editing-cycles>4</meta:editing-cycles>
    <meta:generator>LibreOffice/3.4$Linux LibreOffice_project/340m1$Build-602</meta:generator>
    <meta:document-statistic meta:table-count="0" meta:image-count="0" meta:object-count="0" meta:page-count="1" meta:paragraph-count="7" meta:word-count="33" meta:character-count="258" meta:non-whitespace-character-count="230"/>
  </office:meta>
</office:document-meta>
</file>